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7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6.44mm"/>
    </style:style>
    <style:style style:name="Tabelle1.E" style:family="table-column">
      <style:table-column-properties style:column-width="23.25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69.99mm" table:align="left"/>
    </style:style>
    <style:style style:name="Tabelle3.A" style:family="table-column">
      <style:table-column-properties style:column-width="17.36mm"/>
    </style:style>
    <style:style style:name="Tabelle3.B" style:family="table-column">
      <style:table-column-properties style:column-width="34.15mm"/>
    </style:style>
    <style:style style:name="Tabelle3.C" style:family="table-column">
      <style:table-column-properties style:column-width="23.67mm"/>
    </style:style>
    <style:style style:name="Tabelle3.D" style:family="table-column">
      <style:table-column-properties style:column-width="23.71mm"/>
    </style:style>
    <style:style style:name="Tabelle3.E" style:family="table-column">
      <style:table-column-properties style:column-width="23.85mm"/>
    </style:style>
    <style:style style:name="Tabelle3.F" style:family="table-column">
      <style:table-column-properties style:column-width="23.57mm"/>
    </style:style>
    <style:style style:name="Tabelle3.G" style:family="table-column">
      <style:table-column-properties style:column-width="23.69mm"/>
    </style:style>
    <style:style style:name="Tabelle3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3.G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69.86mm" table:align="left"/>
    </style:style>
    <style:style style:name="Tabelle2.A" style:family="table-column">
      <style:table-column-properties style:column-width="17.37mm"/>
    </style:style>
    <style:style style:name="Tabelle2.B" style:family="table-column">
      <style:table-column-properties style:column-width="34.13mm"/>
    </style:style>
    <style:style style:name="Tabelle2.C" style:family="table-column">
      <style:table-column-properties style:column-width="23.76mm"/>
    </style:style>
    <style:style style:name="Tabelle2.D" style:family="table-column">
      <style:table-column-properties style:column-width="23.58mm"/>
    </style:style>
    <style:style style:name="Tabelle2.E" style:family="table-column">
      <style:table-column-properties style:column-width="23.88mm"/>
    </style:style>
    <style:style style:name="Tabelle2.F" style:family="table-column">
      <style:table-column-properties style:column-width="23.55mm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97mm" fo:border="0.05pt solid #000000"/>
    </style:style>
    <style:style style:name="Tabelle6" style:family="table">
      <style:table-properties style:width="152.77mm" fo:margin-left="17.3mm" table:align="left"/>
    </style:style>
    <style:style style:name="Tabelle6.A" style:family="table-column">
      <style:table-column-properties style:column-width="34.24mm"/>
    </style:style>
    <style:style style:name="Tabelle6.B" style:family="table-column">
      <style:table-column-properties style:column-width="23.71mm"/>
    </style:style>
    <style:style style:name="Tabelle6.C" style:family="table-column">
      <style:table-column-properties style:column-width="23.53mm"/>
    </style:style>
    <style:style style:name="Tabelle6.D" style:family="table-column">
      <style:table-column-properties style:column-width="23.88mm"/>
    </style:style>
    <style:style style:name="Tabelle6.E" style:family="table-column">
      <style:table-column-properties style:column-width="23.64mm"/>
    </style:style>
    <style:style style:name="Tabelle6.F" style:family="table-column">
      <style:table-column-properties style:column-width="23.78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-left="1pt solid #000000" fo:border-right="none" fo:border-top="1pt solid #000000" fo:border-bottom="1pt solid #000000"/>
    </style:style>
    <style:style style:name="Tabelle6.C1" style:family="table-cell">
      <style:table-cell-properties fo:padding="0.97mm" fo:border-left="0.05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70da0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paragraph-rsid="0070da0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70da0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714af1" officeooo:paragraph-rsid="00714af1" style:font-size-asian="7pt" style:font-weight-asian="bold" style:font-size-complex="7pt" style:font-weight-complex="bold"/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3" style:family="paragraph" style:parent-style-name="Heading_20_1">
      <style:text-properties officeooo:paragraph-rsid="001baeb2"/>
    </style:style>
    <style:style style:name="T1" style:family="text">
      <style:text-properties officeooo:rsid="0024c560"/>
    </style:style>
    <style:style style:name="T2" style:family="text">
      <style:text-properties officeooo:rsid="00777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3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table:number-rows-spanned="2" office:value-type="string">
            <text:p text:style-name="P13">Tag</text:p>
          </table:table-cell>
          <table:table-cell table:style-name="Tabelle3.A1" table:number-rows-spanned="2" office:value-type="string">
            <text:p text:style-name="P13">Anwesenheit</text:p>
          </table:table-cell>
          <table:table-cell table:style-name="Tabelle3.A1" table:number-rows-spanned="2" office:value-type="string">
            <text:p text:style-name="P21">Projekt</text:p>
            <text:p text:style-name="P20">Zeit</text:p>
          </table:table-cell>
          <table:table-cell table:style-name="Tabelle3.A1" table:number-rows-spanned="2" office:value-type="string">
            <text:p text:style-name="P14">Soll-</text:p>
            <text:p text:style-name="P14">Zeit</text:p>
          </table:table-cell>
          <table:table-cell table:style-name="Tabelle3.A1" table:number-rows-spanned="2" office:value-type="string">
            <text:p text:style-name="P14">Ist-</text:p>
            <text:p text:style-name="P18">Zeit</text:p>
          </table:table-cell>
          <table:table-cell table:style-name="Tabelle3.A1" table:number-rows-spanned="2" office:value-type="string">
            <text:p text:style-name="P15">Tages-</text:p>
            <text:p text:style-name="P15">Saldo</text:p>
          </table:table-cell>
          <table:table-cell table:style-name="Tabelle3.G1" office:value-type="string">
            <text:p text:style-name="P16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G2" office:value-type="string">
            <text:p text:style-name="P17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D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A1" office:value-type="string">
            <text:p text:style-name="P12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G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>
          <table:table-cell table:style-name="Tabelle6.A1" office:value-type="string">
            <text:p text:style-name="P6">Krankenstand</text:p>
          </table:table-cell>
          <table:table-cell table:style-name="Tabelle6.B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C1" office:value-type="string">
            <text:p text:style-name="P7"><text:span text:style-name="T2"><text:text-input text:description="&lt;formatLang(sheet.total_target,float_time=True)&gt;">TOTAL_TARGET</text:text-input></text:span></text:p>
          </table:table-cell>
          <table:table-cell table:style-name="Tabelle6.D1" office:value-type="string">
            <text:p text:style-name="P7"><text:text-input text:description="&lt;formatLang(sheet.total,float_time=True)&gt;">TOTAL</text:text-input></text:p>
          </table:table-cell>
          <table:table-cell table:style-name="Tabelle6.E1" office:value-type="string">
            <text:p text:style-name="P7"><text:text-input text:description="&lt;formatLang(sheet.total_saldo,float_time=True)&gt;">TOTAL_SALDO</text:text-input></text:p>
          </table:table-cell>
          <table:table-cell table:style-name="Tabelle6.F1" office:value-type="string">
            <text:p text:style-name="P7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7"><text:text-input text:description="&lt;formatLang(sheet.sick_leaves)&gt;">ICK_LEAVES</text:text-input></text:p>
          </table:table-cell>
          <table:table-cell table:style-name="Tabelle6.B2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  <table:table-row>
          <table:table-cell table:style-name="Tabelle6.A3" office:value-type="string">
            <text:p text:style-name="P19">Urlaub</text:p>
          </table:table-cell>
          <table:table-cell table:style-name="Tabelle6.B3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7"/>
          </table:table-cell>
          <table:table-cell table:style-name="Tabelle6.C4" office:value-type="string">
            <text:p text:style-name="P7"/>
          </table:table-cell>
          <table:table-cell table:style-name="Tabelle6.D4" office:value-type="string">
            <text:p text:style-name="P7"/>
          </table:table-cell>
          <table:table-cell table:style-name="Tabelle6.E4" office:value-type="string">
            <text:p text:style-name="P7"/>
          </table:table-cell>
          <table:table-cell table:style-name="Tabelle6.F4" office:value-type="string">
            <text:p text:style-name="P7"/>
          </table:table-cell>
        </table:table-row>
      </table:table>
      <text:p text:style-name="P1"/>
      <text:p text:style-name="P2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7:04:52.858379558</dc:date>
    <meta:editing-duration>PT12H31M32S</meta:editing-duration>
    <meta:editing-cycles>103</meta:editing-cycles>
    <meta:generator>LibreOffice/4.2.8.2$Linux_X86_64 LibreOffice_project/420m0$Build-2</meta:generator>
    <meta:document-statistic meta:table-count="4" meta:image-count="0" meta:object-count="0" meta:page-count="1" meta:paragraph-count="47" meta:word-count="133" meta:character-count="556" meta:non-whitespace-character-count="534"/>
  </office:meta>
</office:document-meta>
</file>